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1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2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style:vertical-align="automatic" fo:wrap-option="wrap"/>
      <style:text-properties style:font-name="Menlo Regular" style:font-name-asian="Menlo Regular" style:font-name-complex="Menlo Regular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2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5">
            <text:p>echo $0</text:p>
          </table:table-cell>
          <table:table-cell table:number-columns-repeated="2" table:style-name="ce2"/>
          <table:table-cell office:value-type="string" table:style-name="ce31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Git Auto-Completion for macOS and Linux</text:p>
          </table:table-cell>
          <table:table-cell table:number-columns-repeated="2" table:style-name="ce37"/>
          <table:table-cell table:style-name="ce38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0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2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number-columns-spanned="2" table:number-rows-spanned="1" table:style-name="ce58">
            <text:p>Git Branch Indentification for macOS and Linux</text:p>
          </table:table-cell>
          <table:covered-table-cell/>
          <table:table-cell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4"/>
          <table:table-cell table:number-columns-repeated="2" table:style-name="ce45"/>
          <table:table-cell office:value-type="string" table:style-name="ce46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2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2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Repo Connection</text:p>
          </table:table-cell>
          <table:table-cell table:number-columns-repeated="2"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1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tap microsoft/git</text:p>
          </table:table-cell>
          <table:table-cell table:number-columns-repeated="2" table:style-name="ce2"/>
          <table:table-cell office:value-type="string" table:style-name="ce42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install --cask git-credential-manager-core</text:p>
          </table:table-cell>
          <table:table-cell table:number-columns-repeated="2" table:style-name="ce2"/>
          <table:table-cell office:value-type="string" table:style-name="ce42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41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1"/>
          <table:table-cell table:number-columns-repeated="2" table:style-name="ce2"/>
          <table:table-cell table:style-name="ce47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48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2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7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1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6"/>
          <table:table-cell office:value-type="string" table:style-name="ce14">
            <text:p>git restore --staged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tore --source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c]</text:p>
          </table:table-cell>
          <table:table-cell office:value-type="string" table:style-name="ce22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0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witch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<text:s/><text:span text:style-name="T22">new branch</text:span><text:s/>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pan text:style-name="T18"><text:s/>reference</text:span><text:s/>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<text:s/><text:span text:style-name="T22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<text:s/><text:span text:style-name="T22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heckou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</text:span><text:s/>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<text:s/><text:span text:style-name="T22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set<text:s/><text:span text:style-name="T4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22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<text:s/><text:span text:style-name="T22">more information</text:span><text:s/>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<text:span text:style-name="T22">Push</text:span><text:s/>a new remote branch named<text:s/><text:span text:style-name="T20">origin</text:span><text:s/>(convention) to an<text:s/><text:span text:style-name="T22">empty repo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name</text:span><text:s/>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6">set-url</text:span><text:span text:style-name="T8"><text:s/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<text:s/><text:span text:style-name="T22">repo URL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push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2"/>
          <table:table-cell office:value-type="string" table:style-name="ce53">
            <text:p>git branch --set-upstream-to=<text:span text:style-name="T8">origin</text:span>/<text:span text:style-name="T4">branch_name branch_name</text:span></text:p>
          </table:table-cell>
          <table:table-cell table:number-columns-repeated="2" table:style-name="ce2"/>
          <table:table-cell office:value-type="string" table:style-name="ce42">
            <text:p>Start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number-rows-repeated="1048148" table:style-name="ro2">
          <table:table-cell table:number-columns-repeated="16384"/>
        </table:table-row>
        <table:named-expressions>
          <table:named-range table:name="Print_Area" table:cell-range-address="Sheet1.$A$98:Sheet1.$F$38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07</meta:generator>
    <dc:title/>
    <meta:initial-creator>Microsoft Office User</meta:initial-creator>
    <dc:creator>Microsoft Office User</dc:creator>
    <meta:creation-date>2021-11-28T07:20:37Z</meta:creation-date>
    <dc:date>2022-05-11T08:41:06Z</dc:date>
    <meta:print-date>2022-01-07T08:05:46Z</meta:print-date>
  </office:meta>
</office:document-meta>
</file>